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掌握神经网络所需的数学知识确实需要多个领域的基础。以下是一个循序渐进的学习计划，帮助你从基础逐步深入到理解神经网络背后的数学原理：</text:p>
      <text:p text:style-name="P1">1. 初等数学基础</text:p>
      <text:p text:style-name="Standard"/>
      <text:p text:style-name="Standard"><text:s text:c="4"/>代数：掌握基础的代数运算，包括求解方程、不等式、函数操作。</text:p>
      <text:p text:style-name="Standard"><text:s text:c="8"/>重点内容：方程求解、指数与对数、函数图像。</text:p>
      <text:p text:style-name="Standard"><text:s text:c="4"/>三角函数：理解三角函数（sin, cos, tan）的基本定义及其应用。</text:p>
      <text:p text:style-name="Standard"><text:s text:c="8"/>重点内容：三角函数的性质和单位圆。</text:p>
      <text:p text:style-name="Standard"/>
      <text:p text:style-name="P1">2. 微积分基础</text:p>
      <text:p text:style-name="Standard"/>
      <text:p text:style-name="Standard"><text:s text:c="4"/>微分学：学习如何计算函数的导数，这在神经网络的梯度下降法中尤为重要。</text:p>
      <text:p text:style-name="Standard"><text:s text:c="8"/>重点内容：导数定义、链式法则、偏导数、梯度。</text:p>
      <text:p text:style-name="Standard"><text:s text:c="4"/>积分学：掌握函数积分，尤其是定积分和不定积分的基本方法。</text:p>
      <text:p text:style-name="Standard"><text:s text:c="8"/>重点内容：定积分、不定积分、积分的几何意义。</text:p>
      <text:p text:style-name="Standard"/>
      <text:p text:style-name="P1">3. 线性代数</text:p>
      <text:p text:style-name="Standard"/>
      <text:p text:style-name="Standard"><text:s text:c="4"/>向量与矩阵：这是神经网络中的核心概念，尤其是在处理数据和权重时。了解矩阵的乘法、转置、逆等运算。</text:p>
      <text:p text:style-name="Standard"><text:s text:c="8"/>重点内容：向量的加法与数乘、点积、矩阵乘法、矩阵行列式、矩阵求逆。</text:p>
      <text:p text:style-name="Standard"><text:s text:c="4"/>特征值与特征向量：用于理解神经网络中的特定变换，例如PCA等降维算法。</text:p>
      <text:p text:style-name="Standard"><text:s text:c="8"/>重点内容：特征值与特征向量的定义及计算。</text:p>
      <text:p text:style-name="Standard"/>
      <text:p text:style-name="P1">4. 概率与统计</text:p>
      <text:p text:style-name="Standard"/>
      <text:p text:style-name="Standard"><text:s text:c="4"/>概率论：神经网络中的随机性是核心概念，尤其是用于优化和正则化。</text:p>
      <text:p text:style-name="Standard"><text:s text:c="8"/>重点内容：条件概率、贝叶斯定理、概率分布（高斯分布、伯努利分布等）。</text:p>
      <text:p text:style-name="Standard"><text:s text:c="4"/>统计学：用于理解模型的评估指标，如交叉熵损失函数、最大似然估计。</text:p>
      <text:p text:style-name="Standard"><text:s text:c="8"/>重点内容：期望、方差、最大似然估计、假设检验。</text:p>
      <text:p text:style-name="Standard"/>
      <text:p text:style-name="P1">5. 优化方法</text:p>
      <text:p text:style-name="Standard"/>
      <text:p text:style-name="Standard"><text:s text:c="4"/>梯度下降法：用于训练神经网络，优化损失函数。</text:p>
      <text:p text:style-name="Standard"><text:s text:c="8"/>重点内容：梯度下降、随机梯度下降、动量法、Adam优化算法。</text:p>
      <text:p text:style-name="Standard"><text:s text:c="4"/>凸优化：理解损失函数的形状，尤其是优化问题中的凸性。</text:p>
      <text:p text:style-name="Standard"><text:s text:c="8"/>重点内容：凸集、凸函数、拉格朗日乘数法。</text:p>
      <text:p text:style-name="Standard"/>
      <text:p text:style-name="P1">6. 函数分析与激活函数</text:p>
      <text:p text:style-name="Standard"/>
      <text:p text:style-name="Standard"><text:s text:c="4"/>激活函数：了解常用的激活函数如ReLU、Sigmoid及其数学性质。</text:p>
      <text:p text:style-name="Standard"><text:s text:c="8"/>重点内容：激活函数的连续性、可微性、导数特性。</text:p>
      <text:p text:style-name="Standard"/>
      <text:p text:style-name="P1">学习路径建议</text:p>
      <text:p text:style-name="P1"/>
      <text:p text:style-name="P1"><text:s text:c="4"/>第1-2个月：初等数学与微积分</text:p>
      <text:p text:style-name="Standard"><text:s text:c="8"/>掌握基本的代数、微积分概念，理解函数的导数、积分。</text:p>
      <text:p text:style-name="Standard"><text:s text:c="8"/>推荐资源：《微积分的力量》、《高等数学基础》。</text:p>
      <text:p text:style-name="Standard"/>
      <text:p text:style-name="P1"><text:soft-page-break/><text:s text:c="4"/>第3-4个月：线性代数</text:p>
      <text:p text:style-name="Standard"><text:s text:c="8"/>学习矩阵、向量运算，理解如何用线性代数表示神经网络中的数据。</text:p>
      <text:p text:style-name="Standard"><text:s text:c="8"/>推荐资源：《线性代数及其应用》、MIT线性代数公开课。</text:p>
      <text:p text:style-name="Standard"/>
      <text:p text:style-name="Standard"><text:s text:c="2"/><text:span text:style-name="T1"><text:s text:c="2"/>第5-6个月：概率与统计</text:span></text:p>
      <text:p text:style-name="Standard"><text:s text:c="8"/>掌握概率论的基本概念，以及如何用统计学方法评估神经网络模型。</text:p>
      <text:p text:style-name="Standard"><text:s text:c="8"/>推荐资源：《概率论与数理统计》、StatQuest的YouTube视频。</text:p>
      <text:p text:style-name="Standard"/>
      <text:p text:style-name="P1"><text:s text:c="4"/>第7-8个月：优化方法与函数分析</text:p>
      <text:p text:style-name="Standard"><text:s text:c="8"/>深入学习梯度下降及其变种，掌握激活函数的数学性质。</text:p>
      <text:p text:style-name="Standard"><text:s text:c="8"/>推荐资源：《深度学习》（Goodfellow等）、CS231n课程（斯坦福大学）。</text:p>
      <text:p text:style-name="Standard"/>
      <text:p text:style-name="Standard">这样循序渐进的计划可以帮助你逐步掌握神经网络所需的数学基础，并深入理解神经网络的工作原理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8:03:04.299745287</meta:creation-date>
    <dc:date>2024-09-25T18:05:00.799123671</dc:date>
    <meta:editing-duration>PT1M58S</meta:editing-duration>
    <meta:editing-cycles>2</meta:editing-cycles>
    <meta:generator>LibreOffice/7.4.7.2$Linux_AARCH64 LibreOffice_project/40$Build-2</meta:generator>
    <meta:document-statistic meta:table-count="0" meta:image-count="0" meta:object-count="0" meta:page-count="2" meta:paragraph-count="43" meta:word-count="1004" meta:character-count="1290" meta:non-whitespace-character-count="1070"/>
  </office:meta>
</office:document-meta>
</file>